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600" calcext:value-type="float">
            <text:p>5600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mjaaj8b2trztae5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l</text:p>
          </table:table-cell>
          <table:table-cell office:value-type="string" calcext:value-type="string">
            <text:p>Ronco del Gnemiz</text:p>
          </table:table-cell>
          <table:table-cell office:value-type="float" office:value="49.757324" calcext:value-type="float">
            <text:p>49.757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Ca'Fiui</text:p>
          </table:table-cell>
          <table:table-cell office:value-type="string" calcext:value-type="string">
            <text:p>Corte Sant'Al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50" calcext:value-type="float">
            <text:p>305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4f6mn1tbtvkd2yzm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a'Fiui</text:p>
          </table:table-cell>
          <table:table-cell office:value-type="string" calcext:value-type="string">
            <text:p>Corte Sant'Alda</text:p>
          </table:table-cell>
          <table:table-cell office:value-type="float" office:value="57.95259" calcext:value-type="float">
            <text:p>57.95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ianco Vespa</text:p>
          </table:table-cell>
          <table:table-cell office:value-type="string" calcext:value-type="string">
            <text:p>Bastian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13200" calcext:value-type="float">
            <text:p>13200</text:p>
          </table:table-cell>
          <table:table-cell office:value-type="float" office:value="6556" calcext:value-type="float">
            <text:p>65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xh0cd0f1hzs7ah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a Bianco</text:p>
          </table:table-cell>
          <table:table-cell office:value-type="string" calcext:value-type="string">
            <text:p>Bastianich</text:p>
          </table:table-cell>
          <table:table-cell office:value-type="float" office:value="46.475975" calcext:value-type="float">
            <text:p>46.475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200" calcext:value-type="float">
            <text:p>13200</text:p>
          </table:table-cell>
          <table:table-cell office:value-type="float" office:value="3700" calcext:value-type="float">
            <text:p>3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w0c2eem5t6ga8j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 office:value-type="float" office:value="53.71058" calcext:value-type="float">
            <text:p>53.710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Podernovi</text:p>
          </table:table-cell>
          <table:table-cell office:value-type="string" calcext:value-type="string">
            <text:p>San Pol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32000" calcext:value-type="float">
            <text:p>3200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ttx6b6fv8g1tr4j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dernovi Brunello di Montalcino</text:p>
          </table:table-cell>
          <table:table-cell office:value-type="string" calcext:value-type="string">
            <text:p>San Polo</text:p>
          </table:table-cell>
          <table:table-cell office:value-type="float" office:value="54.343567" calcext:value-type="float">
            <text:p>54.343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3000" calcext:value-type="float">
            <text:p>23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2ddmxeft7phsrsx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ovanni Rosso</text:p>
          </table:table-cell>
          <table:table-cell office:value-type="float" office:value="52.526657" calcext:value-type="float">
            <text:p>52.5266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Perarmando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800" calcext:value-type="float">
            <text:p>13800</text:p>
          </table:table-cell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qj6h9w9rp9gsh81v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armando</text:p>
          </table:table-cell>
          <table:table-cell office:value-type="string" calcext:value-type="string">
            <text:p>Parusso</text:p>
          </table:table-cell>
          <table:table-cell office:value-type="float" office:value="50.594456" calcext:value-type="float">
            <text:p>50.594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Passito Paul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590" calcext:value-type="float">
            <text:p>25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td27tjz7dt25a6w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agrein Passito Paul</text:p>
          </table:table-cell>
          <table:table-cell office:value-type="string" calcext:value-type="string">
            <text:p>Kiemberger</text:p>
          </table:table-cell>
          <table:table-cell office:value-type="float" office:value="50.9487" calcext:value-type="float">
            <text:p>50.9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Eiswein</text:p>
          </table:table-cell>
          <table:table-cell office:value-type="string" calcext:value-type="string">
            <text:p>Kra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8ecbeyt9ep2qhd9p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swein Cuvée</text:p>
          </table:table-cell>
          <table:table-cell office:value-type="string" calcext:value-type="string">
            <text:p>Kracher</text:p>
          </table:table-cell>
          <table:table-cell office:value-type="float" office:value="34.086166" calcext:value-type="float">
            <text:p>34.086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Niffo</text:p>
          </table:table-cell>
          <table:table-cell office:value-type="string" calcext:value-type="string">
            <text:p>Terre del Silla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400" calcext:value-type="float">
            <text:p>5400</text:p>
          </table:table-cell>
          <table:table-cell office:value-type="float" office:value="1980" calcext:value-type="float">
            <text:p>19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hkmny2g5h2ttf5n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iffo</text:p>
          </table:table-cell>
          <table:table-cell office:value-type="string" calcext:value-type="string">
            <text:p>Terre del Sillabo</text:p>
          </table:table-cell>
          <table:table-cell office:value-type="float" office:value="56.204105" calcext:value-type="float">
            <text:p>56.204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First Lady Bio </text:p>
          </table:table-cell>
          <table:table-cell office:value-type="string" calcext:value-type="string">
            <text:p>Papst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qzyb5sq0jq6cj8gje3ee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irst Lady Bio</text:p>
          </table:table-cell>
          <table:table-cell office:value-type="string" calcext:value-type="string">
            <text:p>Papstlhof</text:p>
          </table:table-cell>
          <table:table-cell office:value-type="float" office:value="57.929348" calcext:value-type="float">
            <text:p>57.9293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Podernovi</text:p>
          </table:table-cell>
          <table:table-cell office:value-type="string" calcext:value-type="string">
            <text:p>San P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400" calcext:value-type="float">
            <text:p>15400</text:p>
          </table:table-cell>
          <table:table-cell office:value-type="float" office:value="7500" calcext:value-type="float">
            <text:p>7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ttx6b6fv8g1tr4j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dernovi Brunello di Montalcino</text:p>
          </table:table-cell>
          <table:table-cell office:value-type="string" calcext:value-type="string">
            <text:p>San Polo</text:p>
          </table:table-cell>
          <table:table-cell office:value-type="float" office:value="54.343567" calcext:value-type="float">
            <text:p>54.343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ricco Boschis</text:p>
          </table:table-cell>
          <table:table-cell office:value-type="string" calcext:value-type="string">
            <text:p>Caval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200" calcext:value-type="float">
            <text:p>11200</text:p>
          </table:table-cell>
          <table:table-cell office:value-type="float" office:value="5400" calcext:value-type="float">
            <text:p>5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y2hr954cemgymcad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Boschis</text:p>
          </table:table-cell>
          <table:table-cell office:value-type="string" calcext:value-type="string">
            <text:p>Cavallotto</text:p>
          </table:table-cell>
          <table:table-cell office:value-type="float" office:value="47.725025" calcext:value-type="float">
            <text:p>47.725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Dosage Zero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4300" calcext:value-type="float">
            <text:p>43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rga1vq11xnb6290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osage Zéro</text:p>
          </table:table-cell>
          <table:table-cell office:value-type="string" calcext:value-type="string">
            <text:p>Bruno Paillard</text:p>
          </table:table-cell>
          <table:table-cell office:value-type="float" office:value="48.66136" calcext:value-type="float">
            <text:p>48.66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Solt</text:p>
          </table:table-cell>
          <table:table-cell office:value-type="string" calcext:value-type="string">
            <text:p>St. Quirin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30" calcext:value-type="float">
            <text:p>1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5e4vawhrfzj1r6w10f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t Weissburgunder</text:p>
          </table:table-cell>
          <table:table-cell office:value-type="string" calcext:value-type="string">
            <text:p>St Quirinus</text:p>
          </table:table-cell>
          <table:table-cell office:value-type="float" office:value="46.447433" calcext:value-type="float">
            <text:p>46.4474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w0c2eem5t6ga8j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 office:value-type="float" office:value="53.71058" calcext:value-type="float">
            <text:p>53.710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Sivi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600" calcext:value-type="float">
            <text:p>5600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v66kq1z82cawagz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ivi</text:p>
          </table:table-cell>
          <table:table-cell office:value-type="string" calcext:value-type="string">
            <text:p>Radikon</text:p>
          </table:table-cell>
          <table:table-cell office:value-type="float" office:value="45.007126" calcext:value-type="float">
            <text:p>45.0071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Fuoripista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a96bwk4ndvb716s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Fuoripista</text:p>
          </table:table-cell>
          <table:table-cell office:value-type="string" calcext:value-type="string">
            <text:p>Foradori</text:p>
          </table:table-cell>
          <table:table-cell office:value-type="float" office:value="48.347534" calcext:value-type="float">
            <text:p>48.3475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ianco Vespa</text:p>
          </table:table-cell>
          <table:table-cell office:value-type="string" calcext:value-type="string">
            <text:p>Bastian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3200" calcext:value-type="float">
            <text:p>13200</text:p>
          </table:table-cell>
          <table:table-cell office:value-type="float" office:value="5738" calcext:value-type="float">
            <text:p>57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xh0cd0f1hzs7ah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spa Bianco</text:p>
          </table:table-cell>
          <table:table-cell office:value-type="string" calcext:value-type="string">
            <text:p>Bastianich</text:p>
          </table:table-cell>
          <table:table-cell office:value-type="float" office:value="46.475975" calcext:value-type="float">
            <text:p>46.475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Kaplja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850" calcext:value-type="float">
            <text:p>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xa6w80qcv5yfx9dvmbmk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Bianco Kaplja</text:p>
          </table:table-cell>
          <table:table-cell office:value-type="string" calcext:value-type="string">
            <text:p>Damijan Podversic</text:p>
          </table:table-cell>
          <table:table-cell office:value-type="float" office:value="64.05487" calcext:value-type="float">
            <text:p>64.0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Kaplja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400" calcext:value-type="float">
            <text:p>64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gxa6w80qcv5yfx9dvmbmk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Bianco Kaplja</text:p>
          </table:table-cell>
          <table:table-cell office:value-type="string" calcext:value-type="string">
            <text:p>Damijan Podversic</text:p>
          </table:table-cell>
          <table:table-cell office:value-type="float" office:value="64.05487" calcext:value-type="float">
            <text:p>64.0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Pulsar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2650" calcext:value-type="float">
            <text:p>26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9.694515" calcext:value-type="float">
            <text:p>39.6945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Pulsar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9.694515" calcext:value-type="float">
            <text:p>39.6945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Pulsar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9.694515" calcext:value-type="float">
            <text:p>39.6945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Pulsar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2950" calcext:value-type="float">
            <text:p>29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39.694515" calcext:value-type="float">
            <text:p>39.6945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Bla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fhen7jnj4qtbsccd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 Bla Bla</text:p>
          </table:table-cell>
          <table:table-cell office:value-type="string" calcext:value-type="string">
            <text:p>Alois Lageder</text:p>
          </table:table-cell>
          <table:table-cell office:value-type="float" office:value="31.9443" calcext:value-type="float">
            <text:p>31.9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tterle Bla Bla 2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hbvg27ekb1tdbrry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 Bla 2</text:p>
          </table:table-cell>
          <table:table-cell office:value-type="string" calcext:value-type="string">
            <text:p>Alois Lageder</text:p>
          </table:table-cell>
          <table:table-cell office:value-type="float" office:value="65.50761" calcext:value-type="float">
            <text:p>65.50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SciareVive Bianco </text:p>
          </table:table-cell>
          <table:table-cell office:value-type="string" calcext:value-type="string">
            <text:p>Vigneti Vecch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1kqkpttn7533hves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iare Vive Bianco</text:p>
          </table:table-cell>
          <table:table-cell office:value-type="string" calcext:value-type="string">
            <text:p>Vigneti Vecchio</text:p>
          </table:table-cell>
          <table:table-cell office:value-type="float" office:value="33.40725" calcext:value-type="float">
            <text:p>33.407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Altkirch</text:p>
          </table:table-cell>
          <table:table-cell office:value-type="string" calcext:value-type="string">
            <text:p>K.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50" calcext:value-type="float">
            <text:p>2950</text:p>
          </table:table-cell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3q5j6pqynm7112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kirch Chardonnay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2.314934" calcext:value-type="float">
            <text:p>32.3149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490" calcext:value-type="float">
            <text:p>2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26289" calcext:value-type="float">
            <text:p>39.262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800" calcext:value-type="float">
            <text:p>5800</text:p>
          </table:table-cell>
          <table:table-cell office:value-type="float" office:value="2490" calcext:value-type="float">
            <text:p>2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26289" calcext:value-type="float">
            <text:p>39.262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800" calcext:value-type="float">
            <text:p>5800</text:p>
          </table:table-cell>
          <table:table-cell office:value-type="float" office:value="2680" calcext:value-type="float">
            <text:p>26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26289" calcext:value-type="float">
            <text:p>39.262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Pouilly- Sur la Roche</text:p>
          </table:table-cell>
          <table:table-cell office:value-type="string" calcext:value-type="string">
            <text:p>Saumaiz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00" calcext:value-type="float">
            <text:p>6300</text:p>
          </table:table-cell>
          <table:table-cell office:value-type="float" office:value="2600" calcext:value-type="float">
            <text:p>2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5pnebymbw4d9r9z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r La Roche Pouilly-Fuissé</text:p>
          </table:table-cell>
          <table:table-cell office:value-type="string" calcext:value-type="string">
            <text:p>Jacques &amp; Nathalie Saumaize</text:p>
          </table:table-cell>
          <table:table-cell office:value-type="float" office:value="35.69255" calcext:value-type="float">
            <text:p>35.69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osta Toscana</text:p>
          </table:table-cell>
          <table:table-cell office:value-type="string" calcext:value-type="string">
            <text:p>Terre del Sila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300" calcext:value-type="float">
            <text:p>5300</text:p>
          </table:table-cell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h2m42fgxbncfs7pz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erre del Sillabo</text:p>
          </table:table-cell>
          <table:table-cell office:value-type="float" office:value="36.275284" calcext:value-type="float">
            <text:p>36.275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io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600" calcext:value-type="float">
            <text:p>8600</text:p>
          </table:table-cell>
          <table:table-cell office:value-type="float" office:value="2990" calcext:value-type="float">
            <text:p>29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1.222713" calcext:value-type="float">
            <text:p>41.2227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io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600" calcext:value-type="float">
            <text:p>8600</text:p>
          </table:table-cell>
          <table:table-cell office:value-type="float" office:value="2990" calcext:value-type="float">
            <text:p>2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1.222713" calcext:value-type="float">
            <text:p>41.2227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io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600" calcext:value-type="float">
            <text:p>8600</text:p>
          </table:table-cell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1.222713" calcext:value-type="float">
            <text:p>41.2227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800" calcext:value-type="float">
            <text:p>8800</text:p>
          </table:table-cell>
          <table:table-cell office:value-type="float" office:value="3940" calcext:value-type="float">
            <text:p>3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25427" calcext:value-type="float">
            <text:p>53.125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ourgogne Blanc Cote d'Or</text:p>
          </table:table-cell>
          <table:table-cell office:value-type="string" calcext:value-type="string">
            <text:p>Jean Michael Gaun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2750" calcext:value-type="float">
            <text:p>27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rwzfgrj5vbyy7cmn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Blanc</text:p>
          </table:table-cell>
          <table:table-cell office:value-type="string" calcext:value-type="string">
            <text:p>Domaine Jean-Michel Gaunoux</text:p>
          </table:table-cell>
          <table:table-cell office:value-type="float" office:value="38.15085" calcext:value-type="float">
            <text:p>38.150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Pet Nat vol 4</text:p>
          </table:table-cell>
          <table:table-cell office:value-type="string" calcext:value-type="string">
            <text:p>Fuchs und Ha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900" calcext:value-type="float">
            <text:p>19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kqr5p895jdsv16zga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t Nat Vol 4</text:p>
          </table:table-cell>
          <table:table-cell office:value-type="string" calcext:value-type="string">
            <text:p>Weingut Fuchs und Hase</text:p>
          </table:table-cell>
          <table:table-cell office:value-type="float" office:value="60.897915" calcext:value-type="float">
            <text:p>60.8979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Pet Nat vol 2</text:p>
          </table:table-cell>
          <table:table-cell office:value-type="string" calcext:value-type="string">
            <text:p>Fuchs und Ha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700" calcext:value-type="float">
            <text:p>1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jsdm4z2grpr0bfh2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t Nat Vol 2</text:p>
          </table:table-cell>
          <table:table-cell office:value-type="string" calcext:value-type="string">
            <text:p>Weingut Fuchs und Hase</text:p>
          </table:table-cell>
          <table:table-cell office:value-type="float" office:value="60.704853" calcext:value-type="float">
            <text:p>60.704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Anisos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99k7b5rmjbptynjs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isos</text:p>
          </table:table-cell>
          <table:table-cell office:value-type="string" calcext:value-type="string">
            <text:p>Eugenio Rosi</text:p>
          </table:table-cell>
          <table:table-cell office:value-type="float" office:value="46.801647" calcext:value-type="float">
            <text:p>46.801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Anisos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480" calcext:value-type="float">
            <text:p>14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99k7b5rmjbptynjs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isos</text:p>
          </table:table-cell>
          <table:table-cell office:value-type="string" calcext:value-type="string">
            <text:p>Eugenio Rosi</text:p>
          </table:table-cell>
          <table:table-cell office:value-type="float" office:value="46.801647" calcext:value-type="float">
            <text:p>46.801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Anisos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99k7b5rmjbptynjs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isos</text:p>
          </table:table-cell>
          <table:table-cell office:value-type="string" calcext:value-type="string">
            <text:p>Eugenio Rosi</text:p>
          </table:table-cell>
          <table:table-cell office:value-type="float" office:value="46.801647" calcext:value-type="float">
            <text:p>46.801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Dolom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300" calcext:value-type="float">
            <text:p>630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2.127457" calcext:value-type="float">
            <text:p>52.127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Dolom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6300" calcext:value-type="float">
            <text:p>6300</text:p>
          </table:table-cell>
          <table:table-cell office:value-type="float" office:value="2800" calcext:value-type="float">
            <text:p>28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2.127457" calcext:value-type="float">
            <text:p>52.127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Dolom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6300" calcext:value-type="float">
            <text:p>63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2.127457" calcext:value-type="float">
            <text:p>52.127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Dolom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 Sacker</text:p>
          </table:table-cell>
          <table:table-cell office:value-type="float" office:value="52.127457" calcext:value-type="float">
            <text:p>52.127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080" calcext:value-type="float">
            <text:p>20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LR Bianco Riserv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200" calcext:value-type="float">
            <text:p>13200</text:p>
          </table:table-cell>
          <table:table-cell office:value-type="float" office:value="5030" calcext:value-type="float">
            <text:p>5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q0cnkeygg6v18nakwyt14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 Riserv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0.876719" calcext:value-type="float">
            <text:p>30.8767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Appius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600" calcext:value-type="float">
            <text:p>16600</text:p>
          </table:table-cell>
          <table:table-cell office:value-type="float" office:value="7800" calcext:value-type="float">
            <text:p>7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34.06919" calcext:value-type="float">
            <text:p>34.069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Mus -XIX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ftpv3ww2mg31c11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S XIX</text:p>
          </table:table-cell>
          <table:table-cell office:value-type="string" calcext:value-type="string">
            <text:p>Alois Lageder</text:p>
          </table:table-cell>
          <table:table-cell office:value-type="float" office:value="37.047523" calcext:value-type="float">
            <text:p>37.0475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Zie XVIII Dolomiti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f9ckt8vd49mr72qg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ZIE</text:p>
          </table:table-cell>
          <table:table-cell office:value-type="string" calcext:value-type="string">
            <text:p>Alois Lageder</text:p>
          </table:table-cell>
          <table:table-cell office:value-type="float" office:value="28.50204" calcext:value-type="float">
            <text:p>28.50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SEM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gytqm5bkkv6wyz3n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m XVII</text:p>
          </table:table-cell>
          <table:table-cell office:value-type="string" calcext:value-type="string">
            <text:p>Alois Lageder</text:p>
          </table:table-cell>
          <table:table-cell office:value-type="float" office:value="25.0707" calcext:value-type="float">
            <text:p>25.07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Weiss Timotheus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200" calcext:value-type="float">
            <text:p>92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6vwtte6b54h9q1f8a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theus Weiss</text:p>
          </table:table-cell>
          <table:table-cell office:value-type="string" calcext:value-type="string">
            <text:p>Gut Oggau</text:p>
          </table:table-cell>
          <table:table-cell office:value-type="float" office:value="60.472336" calcext:value-type="float">
            <text:p>60.4723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Weiss Theodora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400" calcext:value-type="float">
            <text:p>6400</text:p>
          </table:table-cell>
          <table:table-cell office:value-type="float" office:value="2450" calcext:value-type="float">
            <text:p>24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97kvzy2qcczf7wmxx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Gut Oggau</text:p>
          </table:table-cell>
          <table:table-cell office:value-type="float" office:value="53.333393" calcext:value-type="float">
            <text:p>53.3333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Bio Graue Freiheit</text:p>
          </table:table-cell>
          <table:table-cell office:value-type="string" calcext:value-type="string">
            <text:p>Heinrich Freyhe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mr7ky05k0cp1jn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e Freyheit Bio</text:p>
          </table:table-cell>
          <table:table-cell office:value-type="string" calcext:value-type="string">
            <text:p>Heinrich</text:p>
          </table:table-cell>
          <table:table-cell office:value-type="float" office:value="40.536278" calcext:value-type="float">
            <text:p>40.5362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Materia Prima Bio </text:p>
          </table:table-cell>
          <table:table-cell office:value-type="string" calcext:value-type="string">
            <text:p>Fri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ztry83aw1x1q825mp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teria Prima</text:p>
          </table:table-cell>
          <table:table-cell office:value-type="string" calcext:value-type="string">
            <text:p>Weinberghof Fritsch</text:p>
          </table:table-cell>
          <table:table-cell office:value-type="float" office:value="36.642113" calcext:value-type="float">
            <text:p>36.6421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Mitterberg IGT/Doc</text:p>
          </table:table-cell>
          <table:table-cell office:value-type="string" calcext:value-type="string">
            <text:p>In der Ebe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660" calcext:value-type="float">
            <text:p>16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8vtz4gasvnzdygyt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Bio</text:p>
          </table:table-cell>
          <table:table-cell office:value-type="string" calcext:value-type="string">
            <text:p>Weingut In Der Eben</text:p>
          </table:table-cell>
          <table:table-cell office:value-type="float" office:value="29.285772" calcext:value-type="float">
            <text:p>29.285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Emmeramm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200" calcext:value-type="float">
            <text:p>92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7sj279znv7n6vs22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mmeram Gewürztraminer</text:p>
          </table:table-cell>
          <table:table-cell office:value-type="string" calcext:value-type="string">
            <text:p>Gut Oggau</text:p>
          </table:table-cell>
          <table:table-cell office:value-type="float" office:value="56.687492" calcext:value-type="float">
            <text:p>56.6874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Thur XVI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f6jexktfa5nk0gh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UR XVI</text:p>
          </table:table-cell>
          <table:table-cell office:value-type="string" calcext:value-type="string">
            <text:p>Alois Lageder</text:p>
          </table:table-cell>
          <table:table-cell office:value-type="float" office:value="53.64046" calcext:value-type="float">
            <text:p>53.64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gato/Vermentino Crescendo</text:p>
          </table:table-cell>
          <table:table-cell office:value-type="string" calcext:value-type="string">
            <text:p>Tenuta Selvadol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1d46m71ac863csjq1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rescendo</text:p>
          </table:table-cell>
          <table:table-cell office:value-type="string" calcext:value-type="string">
            <text:p>Selvadolce</text:p>
          </table:table-cell>
          <table:table-cell office:value-type="float" office:value="43.159054" calcext:value-type="float">
            <text:p>43.159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Rebula Blu</text:p>
          </table:table-cell>
          <table:table-cell office:value-type="string" calcext:value-type="string">
            <text:p>Nan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243" calcext:value-type="float">
            <text:p>12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j49svwy7q1ke3h3jm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bula Blue Label</text:p>
          </table:table-cell>
          <table:table-cell office:value-type="string" calcext:value-type="string">
            <text:p>Nando</text:p>
          </table:table-cell>
          <table:table-cell office:value-type="float" office:value="40.381634" calcext:value-type="float">
            <text:p>40.3816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Gravner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10041" calcext:value-type="float">
            <text:p>44.100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Damijan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2xjdxrptksrwbekv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Damijan Podversic</text:p>
          </table:table-cell>
          <table:table-cell office:value-type="float" office:value="64.561386" calcext:value-type="float">
            <text:p>64.561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Vom Schiefer</text:p>
          </table:table-cell>
          <table:table-cell office:value-type="string" calcext:value-type="string">
            <text:p>Clüsserat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250" calcext:value-type="float">
            <text:p>12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t7a93yk5xn74mzw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Schiefer Riesling</text:p>
          </table:table-cell>
          <table:table-cell office:value-type="string" calcext:value-type="string">
            <text:p>Ansgar Clüsserath</text:p>
          </table:table-cell>
          <table:table-cell office:value-type="float" office:value="36.0418" calcext:value-type="float">
            <text:p>36.0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irchberg</text:p>
          </table:table-cell>
          <table:table-cell office:value-type="string" calcext:value-type="string">
            <text:p>Heymann- Löw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dy4ggcgxx7z017xf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berg</text:p>
          </table:table-cell>
          <table:table-cell office:value-type="string" calcext:value-type="string">
            <text:p>Heymann-Löwenstein</text:p>
          </table:table-cell>
          <table:table-cell office:value-type="float" office:value="44.379528" calcext:value-type="float">
            <text:p>44.3795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Porphyr &amp; Kalk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1610" calcext:value-type="float">
            <text:p>16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42.760353" calcext:value-type="float">
            <text:p>42.760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oa</text:p>
          </table:table-cell>
          <table:table-cell office:value-type="string" calcext:value-type="string">
            <text:p>K. 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939" calcext:value-type="float">
            <text:p>19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488186" calcext:value-type="float">
            <text:p>28.488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18-19-20 Pulsar</text:p>
          </table:table-cell>
          <table:table-cell office:value-type="string" calcext:value-type="string">
            <text:p>Roberto Ferrari</text:p>
          </table:table-cell>
          <table:table-cell office:value-type="string" calcext:value-type="string">
            <text:p>18-19-20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2850" calcext:value-type="float">
            <text:p>2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42.483997" calcext:value-type="float">
            <text:p>42.4839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Pouilly Fumé En Travertin</text:p>
          </table:table-cell>
          <table:table-cell office:value-type="string" calcext:value-type="string">
            <text:p>D. Henri Bourge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814" calcext:value-type="float">
            <text:p>18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k90nfsntz07mkcng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En Travertin</text:p>
          </table:table-cell>
          <table:table-cell office:value-type="string" calcext:value-type="string">
            <text:p>Henri Bourgeois</text:p>
          </table:table-cell>
          <table:table-cell office:value-type="float" office:value="58.0365" calcext:value-type="float">
            <text:p>58.0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Sancerre Blanc Le Pierrier</text:p>
          </table:table-cell>
          <table:table-cell office:value-type="string" calcext:value-type="string">
            <text:p>Thomas &amp; Fil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d676jvasa38xavzs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e Pierrier</text:p>
          </table:table-cell>
          <table:table-cell office:value-type="string" calcext:value-type="string">
            <text:p>Domaine Thomas &amp; Fils</text:p>
          </table:table-cell>
          <table:table-cell office:value-type="float" office:value="35.40586" calcext:value-type="float">
            <text:p>35.40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Il San Lorenzo</text:p>
          </table:table-cell>
          <table:table-cell office:value-type="string" calcext:value-type="string">
            <text:p>Fattoria San L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0200" calcext:value-type="float">
            <text:p>10200</text:p>
          </table:table-cell>
          <table:table-cell office:value-type="float" office:value="4750" calcext:value-type="float">
            <text:p>47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mcyhe0rjtn84cj8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l San Lorenzo Bianco</text:p>
          </table:table-cell>
          <table:table-cell office:value-type="string" calcext:value-type="string">
            <text:p>Fattoria San Lorenzo</text:p>
          </table:table-cell>
          <table:table-cell office:value-type="float" office:value="51.47798" calcext:value-type="float">
            <text:p>51.47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Vitovska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56.021133" calcext:value-type="float">
            <text:p>56.021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Vitovska Collection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0200" calcext:value-type="float">
            <text:p>10200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0x61mc0g2w7ece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Collection</text:p>
          </table:table-cell>
          <table:table-cell office:value-type="string" calcext:value-type="string">
            <text:p>Zidarich</text:p>
          </table:table-cell>
          <table:table-cell office:value-type="float" office:value="58.113968" calcext:value-type="float">
            <text:p>58.1139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Vitovska Collection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600" calcext:value-type="float">
            <text:p>10600</text:p>
          </table:table-cell>
          <table:table-cell office:value-type="float" office:value="4900" calcext:value-type="float">
            <text:p>4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0x61mc0g2w7ece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Collection</text:p>
          </table:table-cell>
          <table:table-cell office:value-type="string" calcext:value-type="string">
            <text:p>Zidarich</text:p>
          </table:table-cell>
          <table:table-cell office:value-type="float" office:value="58.113968" calcext:value-type="float">
            <text:p>58.1139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ska Origine</text:p>
          </table:table-cell>
          <table:table-cell office:value-type="string" calcext:value-type="string">
            <text:p>Vodopive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3100" calcext:value-type="float">
            <text:p>3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tgfhzehf4pngw112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Vodopivec</text:p>
          </table:table-cell>
          <table:table-cell office:value-type="float" office:value="43.21505" calcext:value-type="float">
            <text:p>43.215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Kristallberg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570" calcext:value-type="float">
            <text:p>1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33.762794" calcext:value-type="float">
            <text:p>33.7627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Zibibbo Integer Zibibbo</text:p>
          </table:table-cell>
          <table:table-cell office:value-type="string" calcext:value-type="string">
            <text:p>De Bar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400" calcext:value-type="float">
            <text:p>4400</text:p>
          </table:table-cell>
          <table:table-cell office:value-type="float" office:value="1739" calcext:value-type="float">
            <text:p>17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qq2wdkd95c90cwj8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teger Zibibbo</text:p>
          </table:table-cell>
          <table:table-cell office:value-type="string" calcext:value-type="string">
            <text:p>Marco de Bartoli</text:p>
          </table:table-cell>
          <table:table-cell office:value-type="float" office:value="50.06565" calcext:value-type="float">
            <text:p>50.06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Pinot Noir Brut D'Eulalie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ycw5dh1pmc5rn2mw7bwr4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oir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5.214005" calcext:value-type="float">
            <text:p>55.214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Vintage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3000" calcext:value-type="float">
            <text:p>33000</text:p>
          </table:table-cell>
          <table:table-cell office:value-type="float" office:value="12550" calcext:value-type="float">
            <text:p>125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4.34838" calcext:value-type="float">
            <text:p>44.34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lan de Blan Gran Cru</text:p>
          </table:table-cell>
          <table:table-cell office:value-type="string" calcext:value-type="string">
            <text:p>Fernand Thi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900" calcext:value-type="float">
            <text:p>7900</text:p>
          </table:table-cell>
          <table:table-cell office:value-type="float" office:value="3429" calcext:value-type="float">
            <text:p>3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vgn1e7ffw7cntqhr0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Blanc de Blancs Brut</text:p>
          </table:table-cell>
          <table:table-cell office:value-type="string" calcext:value-type="string">
            <text:p>Fernand Thill</text:p>
          </table:table-cell>
          <table:table-cell office:value-type="float" office:value="40.60251" calcext:value-type="float">
            <text:p>40.602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lanc du Blanc Nature</text:p>
          </table:table-cell>
          <table:table-cell office:value-type="string" calcext:value-type="string">
            <text:p>Laherte Frè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canhpm4prr1pphz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 Nature</text:p>
          </table:table-cell>
          <table:table-cell office:value-type="string" calcext:value-type="string">
            <text:p>Laherte Freres</text:p>
          </table:table-cell>
          <table:table-cell office:value-type="float" office:value="48.506897" calcext:value-type="float">
            <text:p>48.506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rut Doppio Erredi </text:p>
          </table:table-cell>
          <table:table-cell office:value-type="string" calcext:value-type="string">
            <text:p>Derbu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4bg9s9j5b4s29c4d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Doppio Erre Di Brut</text:p>
          </table:table-cell>
          <table:table-cell office:value-type="string" calcext:value-type="string">
            <text:p>Derbusco Cives</text:p>
          </table:table-cell>
          <table:table-cell office:value-type="float" office:value="44.726692" calcext:value-type="float">
            <text:p>44.726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rut La Capinear</text:p>
          </table:table-cell>
          <table:table-cell office:value-type="string" calcext:value-type="string">
            <text:p>Vigneti Cen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500" calcext:value-type="float">
            <text:p>15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rc5e8snfb1ajfj1w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La Capinera Cuvée Brut</text:p>
          </table:table-cell>
          <table:table-cell office:value-type="string" calcext:value-type="string">
            <text:p>Vigneti Cenci</text:p>
          </table:table-cell>
          <table:table-cell office:value-type="float" office:value="52.32591" calcext:value-type="float">
            <text:p>52.325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osecco Extra Dry Serrai Serrai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785" calcext:value-type="float">
            <text:p>78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78xh20v8847a7pn5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rrai Prosecco Superiore Valdobbiadene Extra Dry</text:p>
          </table:table-cell>
          <table:table-cell office:value-type="string" calcext:value-type="string">
            <text:p>La Tordera</text:p>
          </table:table-cell>
          <table:table-cell office:value-type="float" office:value="51.795586" calcext:value-type="float">
            <text:p>51.795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pum Lambrusco Ancestrale</text:p>
          </table:table-cell>
          <table:table-cell office:value-type="string" calcext:value-type="string">
            <text:p>Bell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k92dze68g1xy708ah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Ancestrale Lambrusco Modena</text:p>
          </table:table-cell>
          <table:table-cell office:value-type="string" calcext:value-type="string">
            <text:p>Francesco Bellei &amp; C</text:p>
          </table:table-cell>
          <table:table-cell office:value-type="float" office:value="25.669155" calcext:value-type="float">
            <text:p>25.6691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pumante Brut Rosé</text:p>
          </table:table-cell>
          <table:table-cell office:value-type="string" calcext:value-type="string">
            <text:p>Quirin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ashwk0xrb32kgz6j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St Quirinus</text:p>
          </table:table-cell>
          <table:table-cell office:value-type="float" office:value="28.279486" calcext:value-type="float">
            <text:p>28.279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pumante Brut Nature Cuvée 36</text:p>
          </table:table-cell>
          <table:table-cell office:value-type="string" calcext:value-type="string">
            <text:p>Casa Cater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" calcext:value-type="float">
            <text:p>5100</text:p>
          </table:table-cell>
          <table:table-cell office:value-type="float" office:value="1850" calcext:value-type="float">
            <text:p>18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rgzs8kt02hpqn5n1e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36 Nature Brut</text:p>
          </table:table-cell>
          <table:table-cell office:value-type="string" calcext:value-type="string">
            <text:p>Casa Caterina</text:p>
          </table:table-cell>
          <table:table-cell office:value-type="float" office:value="48.70894" calcext:value-type="float">
            <text:p>48.708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nto doc extra Brut Vent</text:p>
          </table:table-cell>
          <table:table-cell office:value-type="string" calcext:value-type="string">
            <text:p>Tob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490" calcext:value-type="float">
            <text:p>149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xwg63jx5j3jzv41p6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Vent Extra Brut</text:p>
          </table:table-cell>
          <table:table-cell office:value-type="string" calcext:value-type="string">
            <text:p>Cantina Toblino</text:p>
          </table:table-cell>
          <table:table-cell office:value-type="float" office:value="33.48539" calcext:value-type="float">
            <text:p>33.485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licante Nero Bio Alicante</text:p>
          </table:table-cell>
          <table:table-cell office:value-type="string" calcext:value-type="string">
            <text:p>Ampele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490" calcext:value-type="float">
            <text:p>14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7gg46tam15g78tw5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icante Nero</text:p>
          </table:table-cell>
          <table:table-cell office:value-type="string" calcext:value-type="string">
            <text:p>Ampeleia</text:p>
          </table:table-cell>
          <table:table-cell office:value-type="float" office:value="55.21166" calcext:value-type="float">
            <text:p>55.21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Valmezzane</text:p>
          </table:table-cell>
          <table:table-cell office:value-type="string" calcext:value-type="string">
            <text:p>Corte Sant'Al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600" calcext:value-type="float">
            <text:p>9600</text:p>
          </table:table-cell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ef8f3pfq7wtyz6e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almezzane Bio</text:p>
          </table:table-cell>
          <table:table-cell office:value-type="string" calcext:value-type="string">
            <text:p>Corte Sant'Alda</text:p>
          </table:table-cell>
          <table:table-cell office:value-type="float" office:value="49.249336" calcext:value-type="float">
            <text:p>49.2493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erretta Dogc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800" calcext:value-type="float">
            <text:p>10800</text:p>
          </table:table-cell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2ddmxeft7phsrsx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ovanni Rosso</text:p>
          </table:table-cell>
          <table:table-cell office:value-type="float" office:value="52.526657" calcext:value-type="float">
            <text:p>52.5266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erretta Dogc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5100" calcext:value-type="float">
            <text:p>5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2ddmxeft7phsrsx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ovanni Rosso</text:p>
          </table:table-cell>
          <table:table-cell office:value-type="float" office:value="52.526657" calcext:value-type="float">
            <text:p>52.5266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Serr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800" calcext:value-type="float">
            <text:p>10800</text:p>
          </table:table-cell>
          <table:table-cell office:value-type="float" office:value="5100" calcext:value-type="float">
            <text:p>5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44t9mp6bzdnde35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 Serra</text:p>
          </table:table-cell>
          <table:table-cell office:value-type="string" calcext:value-type="string">
            <text:p>Giovanni Rosso</text:p>
          </table:table-cell>
          <table:table-cell office:value-type="float" office:value="45.437313" calcext:value-type="float">
            <text:p>45.437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Serr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44t9mp6bzdnde35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 Serra</text:p>
          </table:table-cell>
          <table:table-cell office:value-type="string" calcext:value-type="string">
            <text:p>Giovanni Rosso</text:p>
          </table:table-cell>
          <table:table-cell office:value-type="float" office:value="45.437313" calcext:value-type="float">
            <text:p>45.437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osconi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200" calcext:value-type="float">
            <text:p>13200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kaqpmdebbbese7tp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Coste - Mosconi</text:p>
          </table:table-cell>
          <table:table-cell office:value-type="string" calcext:value-type="string">
            <text:p>Parusso</text:p>
          </table:table-cell>
          <table:table-cell office:value-type="float" office:value="41.922455" calcext:value-type="float">
            <text:p>41.9224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400" calcext:value-type="float">
            <text:p>1140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rpqw1d4re9846pkfws77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Domenico Clerico</text:p>
          </table:table-cell>
          <table:table-cell office:value-type="float" office:value="44.652416" calcext:value-type="float">
            <text:p>44.652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fränkisch Bertholdi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6000" calcext:value-type="float">
            <text:p>16000</text:p>
          </table:table-cell>
          <table:table-cell office:value-type="float" office:value="7450" calcext:value-type="float">
            <text:p>74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gdec4becd4ntqsc1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rtholdi Rot</text:p>
          </table:table-cell>
          <table:table-cell office:value-type="string" calcext:value-type="string">
            <text:p>Gut Oggau</text:p>
          </table:table-cell>
          <table:table-cell office:value-type="float" office:value="51.395023" calcext:value-type="float">
            <text:p>51.3950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llejo Felix</text:p>
          </table:table-cell>
          <table:table-cell office:value-type="string" calcext:value-type="string">
            <text:p>Callej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200" calcext:value-type="float">
            <text:p>18200</text:p>
          </table:table-cell>
          <table:table-cell office:value-type="float" office:value="8415" calcext:value-type="float">
            <text:p>8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bfhs6jkjb2nh5zz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élix Callejo (Viñedos de la Familia)</text:p>
          </table:table-cell>
          <table:table-cell office:value-type="string" calcext:value-type="string">
            <text:p>Callejo</text:p>
          </table:table-cell>
          <table:table-cell office:value-type="float" office:value="42.74971" calcext:value-type="float">
            <text:p>42.74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Istrice 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625" calcext:value-type="float">
            <text:p>16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34.60315" calcext:value-type="float">
            <text:p>34.60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Chinon</text:p>
          </table:table-cell>
          <table:table-cell office:value-type="string" calcext:value-type="string">
            <text:p>Les Athletes du v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030" calcext:value-type="float">
            <text:p>10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y0kssewz4j1kx51zn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Les Athlètes du Vin</text:p>
          </table:table-cell>
          <table:table-cell office:value-type="float" office:value="43.01349" calcext:value-type="float">
            <text:p>43.013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. Franc e Cab Sauv Poggio alle Nane</text:p>
          </table:table-cell>
          <table:table-cell office:value-type="string" calcext:value-type="string">
            <text:p>Antinori Le Mort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3900" calcext:value-type="float">
            <text:p>3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51.647564" calcext:value-type="float">
            <text:p>51.6475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erlot Staffelfeld ROT</text:p>
          </table:table-cell>
          <table:table-cell office:value-type="string" calcext:value-type="string">
            <text:p>Baron Widm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4.919735" calcext:value-type="float">
            <text:p>44.9197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erlot Curtis</text:p>
          </table:table-cell>
          <table:table-cell office:value-type="string" calcext:value-type="string">
            <text:p>K.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4rckrvjxqzccwb7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- Cabernet Curtis</text:p>
          </table:table-cell>
          <table:table-cell office:value-type="string" calcext:value-type="string">
            <text:p>Cantina Kurtatsch</text:p>
          </table:table-cell>
          <table:table-cell office:value-type="float" office:value="36.57559" calcext:value-type="float">
            <text:p>36.575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Kermesse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385" calcext:value-type="float">
            <text:p>33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35.82983" calcext:value-type="float">
            <text:p>35.82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Kermesse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35.82983" calcext:value-type="float">
            <text:p>35.82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Athos Rosso</text:p>
          </table:table-cell>
          <table:table-cell office:value-type="string" calcext:value-type="string">
            <text:p>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400" calcext:value-type="float">
            <text:p>7400</text:p>
          </table:table-cell>
          <table:table-cell office:value-type="float" office:value="2700" calcext:value-type="float">
            <text:p>2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gn8q9afa20srmm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hos</text:p>
          </table:table-cell>
          <table:table-cell office:value-type="string" calcext:value-type="string">
            <text:p>Ansitz Dolomytos Sacker</text:p>
          </table:table-cell>
          <table:table-cell office:value-type="float" office:value="35.775227" calcext:value-type="float">
            <text:p>35.7752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astel Campa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200" calcext:value-type="float">
            <text:p>13200</text:p>
          </table:table-cell>
          <table:table-cell office:value-type="float" office:value="6200" calcext:value-type="float">
            <text:p>6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376476" calcext:value-type="float">
            <text:p>44.3764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La Grol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500" calcext:value-type="float">
            <text:p>1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4.844982" calcext:value-type="float">
            <text:p>44.844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Merlot/Pignolo) RS Rosso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920" calcext:value-type="float">
            <text:p>19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7g491e3dxszw12m9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dikon</text:p>
          </table:table-cell>
          <table:table-cell office:value-type="float" office:value="42.354733" calcext:value-type="float">
            <text:p>42.354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orvina, Corvinone, Rondinella, Molinara Oseleta Valpolicella Ripasso</text:p>
          </table:table-cell>
          <table:table-cell office:value-type="string" calcext:value-type="string">
            <text:p>Rubinelli Vaj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300" calcext:value-type="float">
            <text:p>5300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3s6xf5t7jvw89b6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Classico Superiore</text:p>
          </table:table-cell>
          <table:table-cell office:value-type="string" calcext:value-type="string">
            <text:p>Rubinelli Vajol</text:p>
          </table:table-cell>
          <table:table-cell office:value-type="float" office:value="61.480137" calcext:value-type="float">
            <text:p>61.480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orvina, Corvinone, Rondinella, Molinara Oseleta Valpolicella Ripasso</text:p>
          </table:table-cell>
          <table:table-cell office:value-type="string" calcext:value-type="string">
            <text:p>Rubinelli Vaj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1390" calcext:value-type="float">
            <text:p>13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3s6xf5t7jvw89b6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Classico Superiore</text:p>
          </table:table-cell>
          <table:table-cell office:value-type="string" calcext:value-type="string">
            <text:p>Rubinelli Vajol</text:p>
          </table:table-cell>
          <table:table-cell office:value-type="float" office:value="61.480137" calcext:value-type="float">
            <text:p>61.480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Skythos</text:p>
          </table:table-cell>
          <table:table-cell office:value-type="string" calcext:value-type="string">
            <text:p>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800" calcext:value-type="float">
            <text:p>6800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m0f8st53a2dywe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</text:p>
          </table:table-cell>
          <table:table-cell office:value-type="string" calcext:value-type="string">
            <text:p>Ansitz Dolomytos Sacker</text:p>
          </table:table-cell>
          <table:table-cell office:value-type="float" office:value="35.106133" calcext:value-type="float">
            <text:p>35.106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Merl Cab Sauv-franc) Saint Emilion Gran Cru</text:p>
          </table:table-cell>
          <table:table-cell office:value-type="string" calcext:value-type="string">
            <text:p>Chateau Corbin Mich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800" calcext:value-type="float">
            <text:p>9800</text:p>
          </table:table-cell>
          <table:table-cell office:value-type="float" office:value="4450" calcext:value-type="float">
            <text:p>44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sjgab5jgq73w9r5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 (Grand Cru Classé until 2012)</text:p>
          </table:table-cell>
          <table:table-cell office:value-type="string" calcext:value-type="string">
            <text:p>Château Corbin-Michotte</text:p>
          </table:table-cell>
          <table:table-cell office:value-type="float" office:value="51.841057" calcext:value-type="float">
            <text:p>51.8410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CS.CF.Mer.Pet.V) Noi 4</text:p>
          </table:table-cell>
          <table:table-cell office:value-type="string" calcext:value-type="string">
            <text:p>Tenuta sette ci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e6ka0w4nmg62k7aqh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i 4 Bolgheri</text:p>
          </table:table-cell>
          <table:table-cell office:value-type="string" calcext:value-type="string">
            <text:p>Tenuta dei Sette Cieli</text:p>
          </table:table-cell>
          <table:table-cell office:value-type="float" office:value="45.009167" calcext:value-type="float">
            <text:p>45.009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Saint Emilion Gran Cru</text:p>
          </table:table-cell>
          <table:table-cell office:value-type="string" calcext:value-type="string">
            <text:p>Chateau Pavie Macqu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800" calcext:value-type="float">
            <text:p>19800</text:p>
          </table:table-cell>
          <table:table-cell office:value-type="float" office:value="9600" calcext:value-type="float">
            <text:p>9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q5nr9b5q4emyx3rj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 (Premier Grand Cru Classé)</text:p>
          </table:table-cell>
          <table:table-cell office:value-type="string" calcext:value-type="string">
            <text:p>Château Pavie Macquin</text:p>
          </table:table-cell>
          <table:table-cell office:value-type="float" office:value="53.988197" calcext:value-type="float">
            <text:p>53.988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Pessac-Leognan</text:p>
          </table:table-cell>
          <table:table-cell office:value-type="string" calcext:value-type="string">
            <text:p>Chateau La Gar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2700" calcext:value-type="float">
            <text:p>2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r5j6w3v9w3qza5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ssac-Léognan</text:p>
          </table:table-cell>
          <table:table-cell office:value-type="string" calcext:value-type="string">
            <text:p>Château La Garde</text:p>
          </table:table-cell>
          <table:table-cell office:value-type="float" office:value="45.036095" calcext:value-type="float">
            <text:p>45.036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3810" calcext:value-type="float">
            <text:p>38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4250" calcext:value-type="float">
            <text:p>4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940" calcext:value-type="float">
            <text:p>9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ttfthx7xpfk033c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t. Michael-Eppan</text:p>
          </table:table-cell>
          <table:table-cell office:value-type="float" office:value="39.196" calcext:value-type="float">
            <text:p>39.1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Ottanta</text:p>
          </table:table-cell>
          <table:table-cell office:value-type="string" calcext:value-type="string">
            <text:p>Egger Ra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200" calcext:value-type="float">
            <text:p>82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6mahp0z4bnrm73mk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Ottanta Rosso</text:p>
          </table:table-cell>
          <table:table-cell office:value-type="string" calcext:value-type="string">
            <text:p>Egger-Ramer</text:p>
          </table:table-cell>
          <table:table-cell office:value-type="float" office:value="58.742508" calcext:value-type="float">
            <text:p>58.7425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aut</text:p>
          </table:table-cell>
          <table:table-cell office:value-type="string" calcext:value-type="string">
            <text:p>Waldth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600" calcext:value-type="float">
            <text:p>6600</text:p>
          </table:table-cell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c6wrqdx5r63jq52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aut</text:p>
          </table:table-cell>
          <table:table-cell office:value-type="string" calcext:value-type="string">
            <text:p>Clemens Waldthaler</text:p>
          </table:table-cell>
          <table:table-cell office:value-type="float" office:value="39.58937" calcext:value-type="float">
            <text:p>39.58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7200" calcext:value-type="float">
            <text:p>7200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38.052692" calcext:value-type="float">
            <text:p>38.052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ühlwe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kt8065fe1wvzsq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</text:p>
          </table:table-cell>
          <table:table-cell office:value-type="string" calcext:value-type="string">
            <text:p>Ignaz Niedrist</text:p>
          </table:table-cell>
          <table:table-cell office:value-type="float" office:value="37.6909" calcext:value-type="float">
            <text:p>37.69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Doc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300" calcext:value-type="float">
            <text:p>1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yh399ek2817gs3m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iovanni Rosso</text:p>
          </table:table-cell>
          <table:table-cell office:value-type="float" office:value="46.743103" calcext:value-type="float">
            <text:p>46.7431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Barbaresco Ronchi</text:p>
          </table:table-cell>
          <table:table-cell office:value-type="string" calcext:value-type="string">
            <text:p>Rocca Alb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3400" calcext:value-type="float">
            <text:p>3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122272" calcext:value-type="float">
            <text:p>52.1222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d'Alba Réva</text:p>
          </table:table-cell>
          <table:table-cell office:value-type="string" calcext:value-type="string">
            <text:p>Ré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90" calcext:value-type="float">
            <text:p>13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4kt52mhe7gw6p4dt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Réva</text:p>
          </table:table-cell>
          <table:table-cell office:value-type="float" office:value="37.645557" calcext:value-type="float">
            <text:p>37.6455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 Arcuria</text:p>
          </table:table-cell>
          <table:table-cell office:value-type="string" calcext:value-type="string">
            <text:p>Gr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900" calcext:value-type="float">
            <text:p>2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rhfrqxavtjec8jrft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curìa Etna Rosso</text:p>
          </table:table-cell>
          <table:table-cell office:value-type="string" calcext:value-type="string">
            <text:p>Graci</text:p>
          </table:table-cell>
          <table:table-cell office:value-type="float" office:value="44.223186" calcext:value-type="float">
            <text:p>44.223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son di Maso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4500" calcext:value-type="float">
            <text:p>4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7.52612" calcext:value-type="float">
            <text:p>47.52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Thaler Hof</text:p>
          </table:table-cell>
          <table:table-cell office:value-type="string" calcext:value-type="string">
            <text:p>Maso Th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450" calcext:value-type="float">
            <text:p>14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85jmxwhjstx5fc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o Thaler</text:p>
          </table:table-cell>
          <table:table-cell office:value-type="float" office:value="42.930134" calcext:value-type="float">
            <text:p>42.9301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Gevrey Chambertin</text:p>
          </table:table-cell>
          <table:table-cell office:value-type="string" calcext:value-type="string">
            <text:p>Harmand 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4250" calcext:value-type="float">
            <text:p>4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sj8q8efvsqey9r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Harmand-Geoffroy</text:p>
          </table:table-cell>
          <table:table-cell office:value-type="float" office:value="50.172882" calcext:value-type="float">
            <text:p>50.172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Gevrey Chambertin</text:p>
          </table:table-cell>
          <table:table-cell office:value-type="string" calcext:value-type="string">
            <text:p>Harmand 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3950" calcext:value-type="float">
            <text:p>3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sj8q8efvsqey9r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Harmand-Geoffroy</text:p>
          </table:table-cell>
          <table:table-cell office:value-type="float" office:value="50.172882" calcext:value-type="float">
            <text:p>50.172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Vigna Gang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600" calcext:value-type="float">
            <text:p>17600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43.174904" calcext:value-type="float">
            <text:p>43.1749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600" calcext:value-type="float">
            <text:p>106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4.278847" calcext:value-type="float">
            <text:p>34.278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600" calcext:value-type="float">
            <text:p>106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4.278847" calcext:value-type="float">
            <text:p>34.278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olnay 1er Cru Clos..</text:p>
          </table:table-cell>
          <table:table-cell office:value-type="string" calcext:value-type="string">
            <text:p>Rossign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200" calcext:value-type="float">
            <text:p>16200</text:p>
          </table:table-cell>
          <table:table-cell office:value-type="float" office:value="8200" calcext:value-type="float">
            <text:p>8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nswv2xnha9j3pntjn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</text:p>
          </table:table-cell>
          <table:table-cell office:value-type="string" calcext:value-type="string">
            <text:p>Roger Rossignol</text:p>
          </table:table-cell>
          <table:table-cell office:value-type="float" office:value="33.832153" calcext:value-type="float">
            <text:p>33.832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Bourgogne</text:p>
          </table:table-cell>
          <table:table-cell office:value-type="string" calcext:value-type="string">
            <text:p>Mark Hais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2750" calcext:value-type="float">
            <text:p>27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xwb7pjys76s630dv9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Pinot Noir</text:p>
          </table:table-cell>
          <table:table-cell office:value-type="string" calcext:value-type="string">
            <text:p>Mark Haisma</text:p>
          </table:table-cell>
          <table:table-cell office:value-type="float" office:value="43.852123" calcext:value-type="float">
            <text:p>43.852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Brunó</text:p>
          </table:table-cell>
          <table:table-cell office:value-type="string" calcext:value-type="string">
            <text:p>Tassi Fa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1eq65k2yav8wa1yf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o Rosso</text:p>
          </table:table-cell>
          <table:table-cell office:value-type="string" calcext:value-type="string">
            <text:p>Tassi</text:p>
          </table:table-cell>
          <table:table-cell office:value-type="float" office:value="35.005466" calcext:value-type="float">
            <text:p>35.005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a Gioia</text:p>
          </table:table-cell>
          <table:table-cell office:value-type="string" calcext:value-type="string">
            <text:p>Riec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4110" calcext:value-type="float">
            <text:p>4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qyymsyvn7cw6kke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ioia Toscana</text:p>
          </table:table-cell>
          <table:table-cell office:value-type="string" calcext:value-type="string">
            <text:p>Riecine</text:p>
          </table:table-cell>
          <table:table-cell office:value-type="float" office:value="43.051533" calcext:value-type="float">
            <text:p>43.0515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Il San Lorenzo</text:p>
          </table:table-cell>
          <table:table-cell office:value-type="string" calcext:value-type="string">
            <text:p>Fattoria San L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1800" calcext:value-type="float">
            <text:p>11800</text:p>
          </table:table-cell>
          <table:table-cell office:value-type="float" office:value="5050" calcext:value-type="float">
            <text:p>50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mvjtwd4a3qa9agz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an Lorenzo</text:p>
          </table:table-cell>
          <table:table-cell office:value-type="string" calcext:value-type="string">
            <text:p>Fattoria San Lorenzo</text:p>
          </table:table-cell>
          <table:table-cell office:value-type="float" office:value="54.755974" calcext:value-type="float">
            <text:p>54.7559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nto Fino Callejo Felix</text:p>
          </table:table-cell>
          <table:table-cell office:value-type="string" calcext:value-type="string">
            <text:p>Callej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200" calcext:value-type="float">
            <text:p>18200</text:p>
          </table:table-cell>
          <table:table-cell office:value-type="float" office:value="8415" calcext:value-type="float">
            <text:p>8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bfhs6jkjb2nh5zz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élix Callejo (Viñedos de la Familia)</text:p>
          </table:table-cell>
          <table:table-cell office:value-type="string" calcext:value-type="string">
            <text:p>Callejo</text:p>
          </table:table-cell>
          <table:table-cell office:value-type="float" office:value="42.74971" calcext:value-type="float">
            <text:p>42.74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uje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600" calcext:value-type="float">
            <text:p>86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gbk2111dt3bf8xq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je</text:p>
          </table:table-cell>
          <table:table-cell office:value-type="string" calcext:value-type="string">
            <text:p>Zidarich</text:p>
          </table:table-cell>
          <table:table-cell office:value-type="float" office:value="42.58692" calcext:value-type="float">
            <text:p>42.5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ah XVI</text:p>
          </table:table-cell>
          <table:table-cell office:value-type="string" calcext:value-type="string">
            <text:p>Alois Lade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f5649ag93snxd5a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h XVI</text:p>
          </table:table-cell>
          <table:table-cell office:value-type="string" calcext:value-type="string">
            <text:p>Alois Lageder</text:p>
          </table:table-cell>
          <table:table-cell office:value-type="float" office:value="38.519035" calcext:value-type="float">
            <text:p>38.519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 von Alten Rebe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800" calcext:value-type="float">
            <text:p>4800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56.00006" calcext:value-type="float">
            <text:p>56.000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Sankt Anna R </text:p>
          </table:table-cell>
          <table:table-cell office:value-type="string" calcext:value-type="string">
            <text:p>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600" calcext:value-type="float">
            <text:p>5600</text:p>
          </table:table-cell>
          <table:table-cell office:value-type="float" office:value="2150" calcext:value-type="float">
            <text:p>2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zktcy6drtayyf1h4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kt Anna R Bio</text:p>
          </table:table-cell>
          <table:table-cell office:value-type="string" calcext:value-type="string">
            <text:p>Weingut In Der Eben</text:p>
          </table:table-cell>
          <table:table-cell office:value-type="float" office:value="45.359608" calcext:value-type="float">
            <text:p>45.3596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Sankt Anna R </text:p>
          </table:table-cell>
          <table:table-cell office:value-type="string" calcext:value-type="string">
            <text:p>In der Eb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600" calcext:value-type="float">
            <text:p>5600</text:p>
          </table:table-cell>
          <table:table-cell office:value-type="float" office:value="2350" calcext:value-type="float">
            <text:p>23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zktcy6drtayyf1h4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kt Anna R Bio</text:p>
          </table:table-cell>
          <table:table-cell office:value-type="string" calcext:value-type="string">
            <text:p>Weingut In Der Eben</text:p>
          </table:table-cell>
          <table:table-cell office:value-type="float" office:value="45.359608" calcext:value-type="float">
            <text:p>45.3596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i Manseng Le Petit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400" calcext:value-type="float">
            <text:p>7400</text:p>
          </table:table-cell>
          <table:table-cell office:value-type="float" office:value="3329" calcext:value-type="float">
            <text:p>33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47.606773" calcext:value-type="float">
            <text:p>47.6067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Valmezzane</text:p>
          </table:table-cell>
          <table:table-cell office:value-type="string" calcext:value-type="string">
            <text:p>Corte S Al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9800" calcext:value-type="float">
            <text:p>19800</text:p>
          </table:table-cell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ef8f3pfq7wtyz6e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almezzane Bio</text:p>
          </table:table-cell>
          <table:table-cell office:value-type="string" calcext:value-type="string">
            <text:p>Corte Sant'Alda</text:p>
          </table:table-cell>
          <table:table-cell office:value-type="float" office:value="40.49743" calcext:value-type="float">
            <text:p>40.497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licante Nero Bio Alicante</text:p>
          </table:table-cell>
          <table:table-cell office:value-type="string" calcext:value-type="string">
            <text:p>Ampele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3210" calcext:value-type="float">
            <text:p>3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7gg46tam15g78tw5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icante Nero</text:p>
          </table:table-cell>
          <table:table-cell office:value-type="string" calcext:value-type="string">
            <text:p>Ampeleia</text:p>
          </table:table-cell>
          <table:table-cell office:value-type="float" office:value="55.21166" calcext:value-type="float">
            <text:p>55.21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Doc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yh399ek2817gs3m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iovanni Rosso</text:p>
          </table:table-cell>
          <table:table-cell office:value-type="float" office:value="46.743103" calcext:value-type="float">
            <text:p>46.7431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. Franc e Cab Sauv Poggio alle Nanne</text:p>
          </table:table-cell>
          <table:table-cell office:value-type="string" calcext:value-type="string">
            <text:p>Antinori Le Mortel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8400" calcext:value-type="float">
            <text:p>18400</text:p>
          </table:table-cell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49.76615" calcext:value-type="float">
            <text:p>49.76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 Ris Campaner</text:p>
          </table:table-cell>
          <table:table-cell office:value-type="string" calcext:value-type="string">
            <text:p>K. 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2910" calcext:value-type="float">
            <text:p>29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erlot Riserva 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800" calcext:value-type="float">
            <text:p>12800</text:p>
          </table:table-cell>
          <table:table-cell office:value-type="float" office:value="5900" calcext:value-type="float">
            <text:p>5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 Riserva</text:p>
          </table:table-cell>
          <table:table-cell office:value-type="string" calcext:value-type="string">
            <text:p>Baron Di Pauli</text:p>
          </table:table-cell>
          <table:table-cell office:value-type="float" office:value="43.348434" calcext:value-type="float">
            <text:p>43.3484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eif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9400" calcext:value-type="float">
            <text:p>19400</text:p>
          </table:table-cell>
          <table:table-cell office:value-type="float" office:value="5996" calcext:value-type="float">
            <text:p>59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4.08623" calcext:value-type="float">
            <text:p>34.086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200" calcext:value-type="float">
            <text:p>9200</text:p>
          </table:table-cell>
          <table:table-cell office:value-type="float" office:value="3990" calcext:value-type="float">
            <text:p>39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34.60315" calcext:value-type="float">
            <text:p>34.60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Kermesse</text:p>
          </table:table-cell>
          <table:table-cell office:value-type="string" calcext:value-type="string">
            <text:p>E.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800" calcext:value-type="float">
            <text:p>15800</text:p>
          </table:table-cell>
          <table:table-cell office:value-type="float" office:value="7520" calcext:value-type="float">
            <text:p>75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35.82983" calcext:value-type="float">
            <text:p>35.82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La Grol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3800" calcext:value-type="float">
            <text:p>3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4.844982" calcext:value-type="float">
            <text:p>44.844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800" calcext:value-type="float">
            <text:p>17800</text:p>
          </table:table-cell>
          <table:table-cell office:value-type="float" office:value="8530" calcext:value-type="float">
            <text:p>85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uje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7400" calcext:value-type="float">
            <text:p>17400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gbk2111dt3bf8xq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je</text:p>
          </table:table-cell>
          <table:table-cell office:value-type="string" calcext:value-type="string">
            <text:p>Zidarich</text:p>
          </table:table-cell>
          <table:table-cell office:value-type="float" office:value="42.58692" calcext:value-type="float">
            <text:p>42.58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ujno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office:value-type="float" office:value="44000" calcext:value-type="float">
            <text:p>44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sf0snnv0rxb9886j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jno</text:p>
          </table:table-cell>
          <table:table-cell office:value-type="string" calcext:value-type="string">
            <text:p>Gravner</text:p>
          </table:table-cell>
          <table:table-cell office:value-type="float" office:value="46.298943" calcext:value-type="float">
            <text:p>46.298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son di Maso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0200" calcext:value-type="float">
            <text:p>20200</text:p>
          </table:table-cell>
          <table:table-cell office:value-type="float" office:value="9400" calcext:value-type="float">
            <text:p>9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7.52612" calcext:value-type="float">
            <text:p>47.52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nto doc extra Brut Vent</text:p>
          </table:table-cell>
          <table:table-cell office:value-type="string" calcext:value-type="string">
            <text:p>Tobl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xwg63jx5j3jzv41p6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Vent Extra Brut</text:p>
          </table:table-cell>
          <table:table-cell office:value-type="string" calcext:value-type="string">
            <text:p>Cantina Toblino</text:p>
          </table:table-cell>
          <table:table-cell office:value-type="float" office:value="33.48539" calcext:value-type="float">
            <text:p>33.485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200" calcext:value-type="float">
            <text:p>14200</text:p>
          </table:table-cell>
          <table:table-cell office:value-type="float" office:value="6580" calcext:value-type="float">
            <text:p>65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4200" calcext:value-type="float">
            <text:p>14200</text:p>
          </table:table-cell>
          <table:table-cell office:value-type="float" office:value="6580" calcext:value-type="float">
            <text:p>65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8000" calcext:value-type="float">
            <text:p>18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Nova Domus Riserva</text:p>
          </table:table-cell>
          <table:table-cell office:value-type="string" calcext:value-type="string">
            <text:p>K. 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8000" calcext:value-type="float">
            <text:p>18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7.55487" calcext:value-type="float">
            <text:p>47.5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480" calcext:value-type="float">
            <text:p>44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7500" calcext:value-type="float">
            <text:p>17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468582" calcext:value-type="float">
            <text:p>36.4685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468582" calcext:value-type="float">
            <text:p>36.4685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7500" calcext:value-type="float">
            <text:p>1750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468582" calcext:value-type="float">
            <text:p>36.4685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tovska Vitovska 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56.021133" calcext:value-type="float">
            <text:p>56.021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1600" calcext:value-type="float">
            <text:p>11600</text:p>
          </table:table-cell>
          <table:table-cell office:value-type="float" office:value="5180" calcext:value-type="float">
            <text:p>51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9.26289" calcext:value-type="float">
            <text:p>39.262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5200" calcext:value-type="float">
            <text:p>15200</text:p>
          </table:table-cell>
          <table:table-cell office:value-type="float" office:value="6595" calcext:value-type="float">
            <text:p>65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34.659313" calcext:value-type="float">
            <text:p>34.659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200" calcext:value-type="float">
            <text:p>15200</text:p>
          </table:table-cell>
          <table:table-cell office:value-type="float" office:value="6595" calcext:value-type="float">
            <text:p>65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34.659313" calcext:value-type="float">
            <text:p>34.659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lanc du Blanc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2650" calcext:value-type="float">
            <text:p>126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40.94729" calcext:value-type="float">
            <text:p>40.947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bolla Gialla Gravner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0800" calcext:value-type="float">
            <text:p>20800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10041" calcext:value-type="float">
            <text:p>44.100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osecco Brut Brunei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390" calcext:value-type="float">
            <text:p>13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4ekb2nm02raenr8y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nei Valdobbiadene Prosecco Superiore Brut</text:p>
          </table:table-cell>
          <table:table-cell office:value-type="string" calcext:value-type="string">
            <text:p>La Tordera</text:p>
          </table:table-cell>
          <table:table-cell office:value-type="float" office:value="43.44925" calcext:value-type="float">
            <text:p>43.449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28000" calcext:value-type="float">
            <text:p>28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2.89985" calcext:value-type="float">
            <text:p>52.899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Praepositus</text:p>
          </table:table-cell>
          <table:table-cell office:value-type="string" calcext:value-type="string">
            <text:p>Neustift Kellere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14400" calcext:value-type="float">
            <text:p>14400</text:p>
          </table:table-cell>
          <table:table-cell office:value-type="float" office:value="5820" calcext:value-type="float">
            <text:p>58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5" calcext:value-type="float">
            <text:p>33.6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Kermes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RHEOBOAM</text:p>
          </table:table-cell>
          <table:table-cell office:value-type="float" office:value="2013" calcext:value-type="float">
            <text:p>2013</text:p>
          </table:table-cell>
          <table:table-cell office:value-type="float" office:value="48000" calcext:value-type="float">
            <text:p>48000</text:p>
          </table:table-cell>
          <table:table-cell office:value-type="float" office:value="25300" calcext:value-type="float">
            <text:p>25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2.89985" calcext:value-type="float">
            <text:p>52.899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Kermes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RHEOBOAM</text:p>
          </table:table-cell>
          <table:table-cell office:value-type="float" office:value="2015" calcext:value-type="float">
            <text:p>2015</text:p>
          </table:table-cell>
          <table:table-cell office:value-type="float" office:value="48000" calcext:value-type="float">
            <text:p>48000</text:p>
          </table:table-cell>
          <table:table-cell office:value-type="float" office:value="27800" calcext:value-type="float">
            <text:p>27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2.89985" calcext:value-type="float">
            <text:p>52.89985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3"/>
        <table:table-column table:style-name="co1" table:default-cell-style-name="ce5"/>
        <table:table-column table:style-name="co1" table:number-columns-repeated="6" table:default-cell-style-name="ce3"/>
        <table:table-column table:style-name="co1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dqpx5yyx58k47se3wet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Kontur </text:p>
          </table:table-cell>
          <table:table-cell office:value-type="string" calcext:value-type="string">
            <text:p>Rieling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imorasso Bianco frizz Mec L'è?</text:p>
          </table:table-cell>
          <table:table-cell office:value-type="string" calcext:value-type="string">
            <text:p>Nebr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dp222w22t37n58xna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Ner.M-Ner. Cap) 1840</text:p>
          </table:table-cell>
          <table:table-cell office:value-type="string" calcext:value-type="string">
            <text:p>Eud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e7swjrs3trks81fdr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erflabilis</text:p>
          </table:table-cell>
          <table:table-cell office:value-type="string" calcext:value-type="string">
            <text:p>Gries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200" calcext:value-type="float">
            <text:p>13200</text:p>
          </table:table-cell>
          <table:table-cell office:value-type="float" office:value="6200" calcext:value-type="float">
            <text:p>6200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fv4gwtds4hbaabqffvmwyy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asseto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0" calcext:value-type="float">
            <text:p>98000</text:p>
          </table:table-cell>
          <table:table-cell office:value-type="float" office:value="51979" calcext:value-type="float">
            <text:p>51979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pumante Arunda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600" calcext:value-type="float">
            <text:p>10600</text:p>
          </table:table-cell>
          <table:table-cell office:value-type="float" office:value="4930" calcext:value-type="float">
            <text:p>4930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GrünVel, Riesl, bacche rosse Kalkspitz Pet Nat Bio</text:p>
          </table:table-cell>
          <table:table-cell office:value-type="string" calcext:value-type="string">
            <text:p>Christoph H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vgb24g3qd3pmetyr2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VRH Bianco</text:p>
          </table:table-cell>
          <table:table-cell office:value-type="string" calcext:value-type="string">
            <text:p>Riserva 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9800" calcext:value-type="float">
            <text:p>9800</text:p>
          </table:table-cell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pd9agxpksef2k0abxh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Bio Muscat</text:p>
          </table:table-cell>
          <table:table-cell office:value-type="string" calcext:value-type="string">
            <text:p>Heinrich Freyhe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7dbkgstb3fe8cr4eq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Solera "Revolution"</text:p>
          </table:table-cell>
          <table:table-cell office:value-type="string" calcext:value-type="string">
            <text:p>Johannes Zillin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ee bianco Piwi Petit Boutique Bio</text:p>
          </table:table-cell>
          <table:table-cell office:value-type="string" calcext:value-type="string">
            <text:p>Boutique Wine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750" calcext:value-type="float">
            <text:p>17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4dg4agf18f7kstczrh35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iano Ognostro</text:p>
          </table:table-cell>
          <table:table-cell office:value-type="string" calcext:value-type="string">
            <text:p>Az. Agri Tine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wgajds2qgtaa5p4sxm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Castelfeder</text:p>
          </table:table-cell>
          <table:table-cell office:value-type="string" calcext:value-type="string">
            <text:p>Von Leh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iserva</text:p>
          </table:table-cell>
          <table:table-cell office:value-type="string" calcext:value-type="string">
            <text:p>Famiglia Ro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5400" calcext:value-type="float">
            <text:p>5400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</text:p>
          </table:table-cell>
          <table:table-cell office:value-type="string" calcext:value-type="string">
            <text:p>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3650" calcext:value-type="float">
            <text:p>3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</text:p>
          </table:table-cell>
          <table:table-cell office:value-type="string" calcext:value-type="string">
            <text:p>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800" calcext:value-type="float">
            <text:p>9800</text:p>
          </table:table-cell>
          <table:table-cell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arienbur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200" calcext:value-type="float">
            <text:p>8200</text:p>
          </table:table-cell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arienbur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chiefer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340" calcext:value-type="float">
            <text:p>2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xbxwcmnwc6hk69k81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lkofen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3360" calcext:value-type="float">
            <text:p>3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xbxwcmnwc6hk69k81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lkofen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3360" calcext:value-type="float">
            <text:p>3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Flora Cellar Reserve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600" calcext:value-type="float">
            <text:p>8600</text:p>
          </table:table-cell>
          <table:table-cell office:value-type="float" office:value="3370" calcext:value-type="float">
            <text:p>3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20-21</text:p>
          </table:table-cell>
          <table:table-cell office:value-type="string" calcext:value-type="string">
            <text:p>Roberto Ferrari</text:p>
          </table:table-cell>
          <table:table-cell table:style-name="ce3" office:value-type="string" calcext:value-type="string">
            <text:p>20-21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2850" calcext:value-type="float">
            <text:p>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xtb7cp7xbqsa0j65rb6hh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UI XX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qmx5aa9vxs82jjwh4y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Campo delle Oche</text:p>
          </table:table-cell>
          <table:table-cell office:value-type="string" calcext:value-type="string">
            <text:p>Fattoria San L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Foresto</text:p>
          </table:table-cell>
          <table:table-cell office:value-type="string" calcext:value-type="string">
            <text:p>La Ric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2200" calcext:value-type="float">
            <text:p>2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tfvk6q3aeegh0hf8mn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hetta Ninte de Ninte</text:p>
          </table:table-cell>
          <table:table-cell office:value-type="string" calcext:value-type="string">
            <text:p>La Ric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100" calcext:value-type="float">
            <text:p>510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e8m02p84bz251s0b43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Solole</text:p>
          </table:table-cell>
          <table:table-cell office:value-type="string" calcext:value-type="string">
            <text:p>Poggio al TesoroBolgh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350" calcext:value-type="float">
            <text:p>13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Vigneti delle Dolomiti</text:p>
          </table:table-cell>
          <table:table-cell office:value-type="string" calcext:value-type="string">
            <text:p>Patrick Ucc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2240" calcext:value-type="float">
            <text:p>2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5h23fftd92bbm33x9k</text:p>
          </table:table-cell>
          <table:table-cell/>
          <table:table-cell table:style-name="ce5"/>
          <table:table-cell office:value-type="string" calcext:value-type="string">
            <text:p>Champagne Blanc de Blanc Millesime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4800" calcext:value-type="float">
            <text:p>14800</text:p>
          </table:table-cell>
          <table:table-cell office:value-type="float" office:value="7800" calcext:value-type="float">
            <text:p>780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vz26w3tjbn94zt8qe30</text:p>
          </table:table-cell>
          <table:table-cell/>
          <table:table-cell table:style-name="ce5"/>
          <table:table-cell office:value-type="string" calcext:value-type="string">
            <text:p>Champagne Blanc de Blanc Brut</text:p>
          </table:table-cell>
          <table:table-cell office:value-type="string" calcext:value-type="string">
            <text:p>Claude Miche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2800" calcext:value-type="float">
            <text:p>2800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Crete Chamber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600" calcext:value-type="float">
            <text:p>9600</text:p>
          </table:table-cell>
          <table:table-cell office:value-type="float" office:value="3900" calcext:value-type="float">
            <text:p>3900</text:p>
          </table:table-cell>
          <table:table-cell office:value-type="float" office:value="14" calcext:value-type="float">
            <text:p>14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mpagne Ruinar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3879" calcext:value-type="float">
            <text:p>3879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mpagne Extra Brut</text:p>
          </table:table-cell>
          <table:table-cell office:value-type="string" calcext:value-type="string">
            <text:p>Lucas Cret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2630" calcext:value-type="float">
            <text:p>2630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y4tsh48108yh3pdxx92xww</text:p>
          </table:table-cell>
          <table:table-cell/>
          <table:table-cell table:style-name="ce5"/>
          <table:table-cell office:value-type="string" calcext:value-type="string">
            <text:p>Spumante MUS XXIII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y4jgj5zjwdrtvvb52xbz03</text:p>
          </table:table-cell>
          <table:table-cell/>
          <table:table-cell table:style-name="ce5"/>
          <table:table-cell office:value-type="string" calcext:value-type="string">
            <text:p>Spumante Rose Sur Lies</text:p>
          </table:table-cell>
          <table:table-cell office:value-type="string" calcext:value-type="string">
            <text:p>Lispida 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400" calcext:value-type="float">
            <text:p>4400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pumante Phineas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pumante Brut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pumante Brut Lamm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2810" calcext:value-type="float">
            <text:p>2810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azzb1wsxhnaehk054a</text:p>
          </table:table-cell>
          <table:table-cell/>
          <table:table-cell table:style-name="ce5"/>
          <table:table-cell office:value-type="string" calcext:value-type="string">
            <text:p>Spumante P.N. extra brut Farfalla</text:p>
          </table:table-cell>
          <table:table-cell office:value-type="string" calcext:value-type="string">
            <text:p>Balla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870" calcext:value-type="float">
            <text:p>1870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pumante Bio Poiré Fermier De Normandie</text:p>
          </table:table-cell>
          <table:table-cell office:value-type="string" calcext:value-type="string">
            <text:p>Domaine Oliv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jemm69xxhykex1zvn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Ginestra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400" calcext:value-type="float">
            <text:p>10400</text:p>
          </table:table-cell>
          <table:table-cell office:value-type="float" office:value="4790" calcext:value-type="float">
            <text:p>4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wy418crcwcvqkt9b24r7y1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Riserva Bricco delle Viole </text:p>
          </table:table-cell>
          <table:table-cell office:value-type="string" calcext:value-type="string">
            <text:p>460 Casina Br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200" calcext:value-type="float">
            <text:p>72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erlot Ris 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 Campaner</text:p>
          </table:table-cell>
          <table:table-cell office:value-type="string" calcext:value-type="string">
            <text:p>K.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9975j199hf4svz41t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iflesso Rosi 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9975j199hf4svz41t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iflesso Rosi </text:p>
          </table:table-cell>
          <table:table-cell office:value-type="string" calcext:value-type="string">
            <text:p>Eugenio Ro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890" calcext:value-type="float">
            <text:p>8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ghwhz57xbn1m3gm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St. Julien AOC</text:p>
          </table:table-cell>
          <table:table-cell office:value-type="string" calcext:value-type="string">
            <text:p>Chateau Leoville Bar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200" calcext:value-type="float">
            <text:p>19200</text:p>
          </table:table-cell>
          <table:table-cell office:value-type="float" office:value="9750" calcext:value-type="float">
            <text:p>9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eif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800" calcext:value-type="float">
            <text:p>9800</text:p>
          </table:table-cell>
          <table:table-cell office:value-type="float" office:value="3690" calcext:value-type="float">
            <text:p>36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Rot Bio</text:p>
          </table:table-cell>
          <table:table-cell office:value-type="string" calcext:value-type="string">
            <text:p>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870" calcext:value-type="float">
            <text:p>287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rdz09arbr80z4zjd4g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(Merl Cab Sauv) Saint-Estèphe Cru Bou</text:p>
          </table:table-cell>
          <table:table-cell office:value-type="string" calcext:value-type="string">
            <text:p>Chateau le Boscq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950" calcext:value-type="float">
            <text:p>2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fffb9q9xjk1f31ccd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Dolomiti Rosso TAN SAI XVI Comete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ffnr3jqy9qd9rdsa5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NATSCH XVI Comete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wy2rwma57y419crvqf8mvt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MAX XIX</text:p>
          </table:table-cell>
          <table:table-cell office:value-type="string" calcext:value-type="string">
            <text:p>A.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e7z2v0jng9as606c2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.S, C.F., Merl Sondraia Rosso Sup</text:p>
          </table:table-cell>
          <table:table-cell office:value-type="string" calcext:value-type="string">
            <text:p>Poggio al Tesoro Bolgh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400" calcext:value-type="float">
            <text:p>10400</text:p>
          </table:table-cell>
          <table:table-cell office:value-type="float" office:value="4800" calcext:value-type="float">
            <text:p>48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vd8tbaeth2vjkcf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Pauillac 1er Cru</text:p>
          </table:table-cell>
          <table:table-cell office:value-type="string" calcext:value-type="string">
            <text:p>Chateau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02000" calcext:value-type="float">
            <text:p>102000</text:p>
          </table:table-cell>
          <table:table-cell office:value-type="float" office:value="54200" calcext:value-type="float">
            <text:p>542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akapybfvb7s0hpg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Margaux 1er Cru</text:p>
          </table:table-cell>
          <table:table-cell office:value-type="string" calcext:value-type="string">
            <text:p>Chateau Marg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2000" calcext:value-type="float">
            <text:p>10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nb0hkvm8gyrqky2hqcgj1z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. S., Mer, Cabe F Pet V. Pauillac 1er Cru</text:p>
          </table:table-cell>
          <table:table-cell office:value-type="string" calcext:value-type="string">
            <text:p>Chateau Mountan Rothschi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8000" calcext:value-type="float">
            <text:p>98000</text:p>
          </table:table-cell>
          <table:table-cell office:value-type="float" office:value="46000" calcext:value-type="float">
            <text:p>460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cwsyk13a5kaes4nrhg5yb7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 Cab Sau, Merlot Pauillac 1er Cru</text:p>
          </table:table-cell>
          <table:table-cell office:value-type="string" calcext:value-type="string">
            <text:p>Chateau Pichon Ba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0" calcext:value-type="float">
            <text:p>42000</text:p>
          </table:table-cell>
          <table:table-cell office:value-type="float" office:value="18250" calcext:value-type="float">
            <text:p>18250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mcg92vhxh5e91r9f3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rappato di Vittoria Frappato</text:p>
          </table:table-cell>
          <table:table-cell office:value-type="string" calcext:value-type="string">
            <text:p>Tenuta Bastona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00" calcext:value-type="float">
            <text:p>2800</text:p>
          </table:table-cell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Mayr Joseph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690" calcext:value-type="float">
            <text:p>46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.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.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830" calcext:value-type="float">
            <text:p>18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b73a45f5bxwfcrqh0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Chaos Totl IGT</text:p>
          </table:table-cell>
          <table:table-cell office:value-type="string" calcext:value-type="string">
            <text:p>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490" calcext:value-type="float">
            <text:p>1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Alto Adige DOC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fh2dzf22y4hpzrmqh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Cabernet Franc Altrovino</text:p>
          </table:table-cell>
          <table:table-cell office:value-type="string" calcext:value-type="string">
            <text:p>Costa Tosc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240" calcext:value-type="float">
            <text:p>22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fh2dzf22y4hpzrmqh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Cabernet Franc Altrovino</text:p>
          </table:table-cell>
          <table:table-cell office:value-type="string" calcext:value-type="string">
            <text:p>Costa Tosca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8awp28vgqh8camyjg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 DOC</text:p>
          </table:table-cell>
          <table:table-cell office:value-type="string" calcext:value-type="string">
            <text:p>Pietradol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2450" calcext:value-type="float">
            <text:p>24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gs4hbxb70xz70szs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Quota 1000</text:p>
          </table:table-cell>
          <table:table-cell office:value-type="string" calcext:value-type="string">
            <text:p>Gr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200" calcext:value-type="float">
            <text:p>1320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gs4hbxb70xz70szs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Quota 1000</text:p>
          </table:table-cell>
          <table:table-cell office:value-type="string" calcext:value-type="string">
            <text:p>Gr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500" calcext:value-type="float">
            <text:p>14500</text:p>
          </table:table-cell>
          <table:table-cell office:value-type="float" office:value="9500" calcext:value-type="float">
            <text:p>9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sykhhcnfwd92g6ex970k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</text:p>
          </table:table-cell>
          <table:table-cell office:value-type="string" calcext:value-type="string">
            <text:p>De Bartoli Et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Contrada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3400" calcext:value-type="float">
            <text:p>3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e58hgt6bmzqhy84ny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zzon</text:p>
          </table:table-cell>
          <table:table-cell office:value-type="string" calcext:value-type="string">
            <text:p>W. 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2140" calcext:value-type="float">
            <text:p>2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588damq0a32stxky4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haler Hof</text:p>
          </table:table-cell>
          <table:table-cell office:value-type="string" calcext:value-type="string">
            <text:p>Maso Thaler 680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pn6ntqgqxrvmk812p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940" calcext:value-type="float">
            <text:p>29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epp Hanni 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600" calcext:value-type="float">
            <text:p>11600</text:p>
          </table:table-cell>
          <table:table-cell office:value-type="float" office:value="5600" calcext:value-type="float">
            <text:p>5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pmtdttdcbypask6ra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6rbg23ev9fdyw7ar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Aton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200" calcext:value-type="float">
            <text:p>18200</text:p>
          </table:table-cell>
          <table:table-cell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7q0etm0qth72v02h9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Vom Lehm</text:p>
          </table:table-cell>
          <table:table-cell office:value-type="string" calcext:value-type="string">
            <text:p>Rohr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patburgunder</text:p>
          </table:table-cell>
          <table:table-cell office:value-type="string" calcext:value-type="string">
            <text:p>Salw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2050" calcext:value-type="float">
            <text:p>20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v3sgznhw2v93pnvd2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Chambolle Musigny Vieil V.</text:p>
          </table:table-cell>
          <table:table-cell office:value-type="string" calcext:value-type="string">
            <text:p>Lignier Miche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3825" calcext:value-type="float">
            <text:p>38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azh95d9fw7bbw3tnc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1er Cru Vosne Romanée</text:p>
          </table:table-cell>
          <table:table-cell office:value-type="string" calcext:value-type="string">
            <text:p>Aurélien Verd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600" calcext:value-type="float">
            <text:p>19600</text:p>
          </table:table-cell>
          <table:table-cell office:value-type="float" office:value="8200" calcext:value-type="float">
            <text:p>820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awzhs9b5ee6qbq077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Vosne-Romanèe V.V.</text:p>
          </table:table-cell>
          <table:table-cell office:value-type="string" calcext:value-type="string">
            <text:p>Aurélien Verd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800" calcext:value-type="float">
            <text:p>13800</text:p>
          </table:table-cell>
          <table:table-cell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hf0vbc3ftf5prmnjy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Pommard</text:p>
          </table:table-cell>
          <table:table-cell office:value-type="string" calcext:value-type="string">
            <text:p>Billard Pere &amp; Fil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800" calcext:value-type="float">
            <text:p>4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vfsj6by31kqstgp5hk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ulsard Arbois</text:p>
          </table:table-cell>
          <table:table-cell office:value-type="string" calcext:value-type="string">
            <text:p>Domaine A.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89" calcext:value-type="float">
            <text:p>18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vmq0tsjkn3h91dxzmc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aparsino</text:p>
          </table:table-cell>
          <table:table-cell office:value-type="string" calcext:value-type="string">
            <text:p>Capar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700" calcext:value-type="float">
            <text:p>27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Dolomiti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3g59vfewfczjnk8yx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Firsi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xmrh60e659pcec82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Waldgries</text:p>
          </table:table-cell>
          <table:table-cell office:value-type="string" calcext:value-type="string">
            <text:p>Grie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50" calcext:value-type="float">
            <text:p>3050</text:p>
          </table:table-cell>
          <table:table-cell office:value-type="float" office:value="990" calcext:value-type="float">
            <text:p>9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yae1940fnjr7ardfdn</text:p>
          </table:table-cell>
          <table:table-cell/>
          <table:table-cell table:style-name="ce5"/>
          <table:table-cell office:value-type="string" calcext:value-type="string">
            <text:p>Kerner Passito Nectaris</text:p>
          </table:table-cell>
          <table:table-cell office:value-type="string" calcext:value-type="string">
            <text:p>EKG.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460" calcext:value-type="float">
            <text:p>2460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kaqpmdebbbese7tp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osconi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8000" calcext:value-type="float">
            <text:p>28000</text:p>
          </table:table-cell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nr2a29wese6gmcd1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 Kunststück</text:p>
          </table:table-cell>
          <table:table-cell office:value-type="string" calcext:value-type="string">
            <text:p>K.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600" calcext:value-type="float">
            <text:p>156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Frauenrigl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600" calcext:value-type="float">
            <text:p>9600</text:p>
          </table:table-cell>
          <table:table-cell office:value-type="float" office:value="3590" calcext:value-type="float">
            <text:p>359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h2dzf22y4hpzrmqh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e Cab. Franc Altrovino Bio</text:p>
          </table:table-cell>
          <table:table-cell office:value-type="string" calcext:value-type="string">
            <text:p>Costa Toscan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800" calcext:value-type="float">
            <text:p>118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8awp28vgqh8camyjg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 DOC</text:p>
          </table:table-cell>
          <table:table-cell office:value-type="string" calcext:value-type="string">
            <text:p>Pietradolc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1800" calcext:value-type="float">
            <text:p>118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halerhof</text:p>
          </table:table-cell>
          <table:table-cell office:value-type="string" calcext:value-type="string">
            <text:p>Maso Thal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pn6ntqgqxrvmk812p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 Nero Riserva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5530" calcext:value-type="float">
            <text:p>5530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e58hgt6bmzqhy84ny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zzon</text:p>
          </table:table-cell>
          <table:table-cell office:value-type="string" calcext:value-type="string">
            <text:p>K. Gottar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800" calcext:value-type="float">
            <text:p>10800</text:p>
          </table:table-cell>
          <table:table-cell office:value-type="float" office:value="4640" calcext:value-type="float">
            <text:p>4640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pmtdttdcbypask6ra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3750" calcext:value-type="float">
            <text:p>3750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3mke9bn1nkb8nesq3j</text:p>
          </table:table-cell>
          <table:table-cell/>
          <table:table-cell table:style-name="ce5"/>
          <table:table-cell office:value-type="string" calcext:value-type="string">
            <text:p>Weissburgunder Kunststück</text:p>
          </table:table-cell>
          <table:table-cell office:value-type="string" calcext:value-type="string">
            <text:p>K. 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400" calcext:value-type="float">
            <text:p>1540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8tghk6waj0dkx0adc5h</text:p>
          </table:table-cell>
          <table:table-cell/>
          <table:table-cell table:style-name="ce5"/>
          <table:table-cell office:value-type="string" calcext:value-type="string">
            <text:p>Vitovska Origine</text:p>
          </table:table-cell>
          <table:table-cell office:value-type="string" calcext:value-type="string">
            <text:p>Vodopivec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600" calcext:value-type="float">
            <text:p>1560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/>
          <table:table-cell table:style-name="ce5"/>
          <table:table-cell office:value-type="string" calcext:value-type="string">
            <text:p>Lagrein 3L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30400" calcext:value-type="float">
            <text:p>30400</text:p>
          </table:table-cell>
          <table:table-cell office:value-type="float" office:value="13300" calcext:value-type="float">
            <text:p>133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pumante Brut Arunda</text:p>
          </table:table-cell>
          <table:table-cell office:value-type="string" calcext:value-type="string">
            <text:p>J. Reiterer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20520" calcext:value-type="float">
            <text:p>2052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5T11:54:32.515795902</dc:date>
    <meta:editing-duration>PT34S</meta:editing-duration>
    <meta:editing-cycles>1</meta:editing-cycles>
    <meta:document-statistic meta:table-count="2" meta:cell-count="4018" meta:object-count="0"/>
    <meta:generator>LibreOffice/7.3.7.2$Linux_X86_64 LibreOffice_project/30$Build-2</meta:generator>
  </office:meta>
</office:document-meta>
</file>